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6832" calcext:value-type="float">
            <text:p>48.5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7312" calcext:value-type="float">
            <text:p>48.5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5496" calcext:value-type="float">
            <text:p>48.5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0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5456" calcext:value-type="float">
            <text:p>48.2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0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0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6376" calcext:value-type="float">
            <text:p>47.9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9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8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7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7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6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5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5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5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5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5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5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5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5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5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4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4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4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401</text:p>
          </table:table-cell>
          <table:table-cell office:value-type="string" calcext:value-type="string">
            <text:p>Tule Lake NW Quad</text:p>
          </table:table-cell>
          <table:table-cell office:value-type="string" calcext:value-type="string">
            <text:p>193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